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3" style:family="table">
      <style:table-properties style:width="17cm" table:align="margins"/>
    </style:style>
    <style:style style:name="Tabel3.A" style:family="table-column">
      <style:table-column-properties style:column-width="17cm" style:rel-column-width="65535*"/>
    </style:style>
    <style:style style:name="Tabel3.A1" style:family="table-cell">
      <style:table-cell-properties fo:padding="0.097cm" fo:border="0.05pt solid #000000"/>
    </style:style>
    <style:style style:name="Tabel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officeooo:rsid="000be6b2" officeooo:paragraph-rsid="0003d436"/>
    </style:style>
    <style:style style:name="P2" style:family="paragraph" style:parent-style-name="Standard">
      <style:text-properties style:font-name="Liberation Sans" officeooo:paragraph-rsid="0003d436"/>
    </style:style>
    <style:style style:name="P3" style:family="paragraph" style:parent-style-name="Standard">
      <style:text-properties style:font-name="Liberation Sans" fo:font-size="18pt" fo:font-weight="bold" officeooo:rsid="0003d436" officeooo:paragraph-rsid="0003d436" style:font-weight-asian="bold" style:font-weight-complex="bold"/>
    </style:style>
    <style:style style:name="P4" style:family="paragraph" style:parent-style-name="Standard">
      <style:text-properties style:font-name="Liberation Sans" fo:font-size="10pt" fo:font-style="italic" fo:font-weight="normal" officeooo:rsid="0003d436" officeooo:paragraph-rsid="0003d436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officeooo:paragraph-rsid="0003d436"/>
    </style:style>
    <style:style style:name="P6" style:family="paragraph" style:parent-style-name="Standard">
      <style:paragraph-properties fo:break-before="page"/>
      <style:text-properties style:font-name="Liberation Sans" fo:font-size="18pt" fo:font-weight="bold" officeooo:rsid="000be6b2" officeooo:paragraph-rsid="0003d436" style:font-size-asian="18pt" style:font-weight-asian="bold" style:font-size-complex="18pt" style:font-weight-complex="bold"/>
    </style:style>
    <style:style style:name="P7" style:family="paragraph" style:parent-style-name="Standard">
      <style:paragraph-properties fo:break-before="page"/>
      <style:text-properties style:font-name="Liberation Sans" officeooo:rsid="000be6b2" officeooo:paragraph-rsid="0003d436"/>
    </style:style>
    <style:style style:name="P8" style:family="paragraph" style:parent-style-name="Standard">
      <style:paragraph-properties fo:break-before="page"/>
      <style:text-properties style:font-name="Liberation Sans" fo:font-size="14pt" fo:font-weight="bold" officeooo:rsid="000be6b2" officeooo:paragraph-rsid="0003d436" style:font-size-asian="14pt" style:font-weight-asian="bold" style:font-size-complex="14pt" style:font-weight-complex="bold"/>
    </style:style>
    <style:style style:name="P9" style:family="paragraph" style:parent-style-name="Standard">
      <style:paragraph-properties fo:break-before="page"/>
      <style:text-properties style:font-name="Liberation Sans" fo:font-size="10pt" fo:font-style="italic" officeooo:rsid="001389cb" officeooo:paragraph-rsid="0003d436" style:font-style-asian="italic" style:font-style-complex="italic"/>
    </style:style>
    <style:style style:name="P10" style:family="paragraph" style:parent-style-name="Standard">
      <style:paragraph-properties fo:break-before="page"/>
      <style:text-properties fo:color="#00aa00" style:font-name="Monospace" fo:font-size="10pt" fo:font-style="italic" style:text-underline-style="none" officeooo:rsid="000be6b2" officeooo:paragraph-rsid="0003d436" style:font-size-asian="10pt" style:font-style-asian="italic"/>
    </style:style>
    <style:style style:name="P11" style:family="paragraph" style:parent-style-name="Standard">
      <style:paragraph-properties fo:break-before="page"/>
      <style:text-properties fo:color="#00aa00" style:font-name="Monospace" fo:font-size="10pt" fo:font-style="italic" style:text-underline-style="none" fo:font-weight="normal" officeooo:rsid="000bead4" officeooo:paragraph-rsid="0003d436" style:font-size-asian="10pt" style:font-style-asian="italic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aa00" style:font-name="Monospace" fo:font-size="10pt" fo:font-style="italic" style:text-underline-style="none" officeooo:paragraph-rsid="0003d436" style:font-size-asian="10pt" style:font-style-asian="italic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aa00" style:font-name="Monospace" fo:font-size="10pt" fo:font-style="italic" style:text-underline-style="none" officeooo:rsid="000dba1f" officeooo:paragraph-rsid="0003d436" style:font-size-asian="10pt" style:font-style-asian="italic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aa00" style:font-name="Monospace" fo:font-size="10pt" fo:font-style="italic" style:text-underline-style="none" fo:font-weight="normal" officeooo:rsid="000bead4" officeooo:paragraph-rsid="0003d436" style:font-size-asian="10pt" style:font-style-asian="italic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paragraph-rsid="0003d436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color="#00aa00" style:font-name="Monospace" fo:font-size="10pt" fo:font-style="italic" style:text-underline-style="none" fo:font-weight="normal" officeooo:rsid="000bead4" officeooo:paragraph-rsid="0003d436" style:font-size-asian="10pt" style:font-style-asian="italic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color="#00aa00" style:font-name="Monospace" fo:font-size="10pt" fo:font-style="italic" style:text-underline-style="none" officeooo:paragraph-rsid="0003d436" style:font-size-asian="10pt" style:font-style-asian="italic"/>
    </style:style>
    <style:style style:name="P18" style:family="paragraph" style:parent-style-name="Table_20_Contents">
      <style:text-properties style:font-name="Liberation Sans"/>
    </style:style>
    <style:style style:name="T1" style:family="text">
      <style:text-properties officeooo:rsid="000e528a"/>
    </style:style>
    <style:style style:name="T2" style:family="text">
      <style:text-properties officeooo:rsid="001b9ea2"/>
    </style:style>
    <style:style style:name="T3" style:family="text">
      <style:text-properties officeooo:rsid="000dba1f"/>
    </style:style>
    <style:style style:name="T4" style:family="text">
      <style:text-properties officeooo:rsid="001389cb"/>
    </style:style>
    <style:style style:name="T5" style:family="text">
      <style:text-properties fo:font-size="10pt" fo:font-style="italic" style:font-style-asian="italic" style:font-style-complex="italic"/>
    </style:style>
    <style:style style:name="T6" style:family="text">
      <style:text-properties fo:font-size="10pt" fo:font-style="italic" officeooo:rsid="001389cb" style:font-style-asian="italic" style:font-style-complex="italic"/>
    </style:style>
    <style:style style:name="T7" style:family="text">
      <style:text-properties fo:font-size="10pt" fo:font-style="italic" officeooo:rsid="000bead4" style:font-style-asian="italic" style:font-style-complex="italic"/>
    </style:style>
    <style:style style:name="T8" style:family="text">
      <style:text-properties officeooo:rsid="000bead4"/>
    </style:style>
    <style:style style:name="T9" style:family="text">
      <style:text-properties fo:font-size="12pt" fo:font-style="italic" officeooo:rsid="000bead4" style:font-size-asian="10.5pt" style:font-style-asian="italic" style:font-size-complex="12pt" style:font-style-complex="italic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000000" fo:font-size="10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fo:color="#000000" fo:font-size="10pt" fo:font-style="italic" fo:font-weight="normal" officeooo:rsid="000bead4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color="#000000" fo:font-size="12pt" fo:font-weight="normal" officeooo:rsid="000bead4" style:font-size-asian="12pt" style:font-weight-asian="normal" style:font-size-complex="12pt" style:font-weight-complex="normal"/>
    </style:style>
    <style:style style:name="T15" style:family="text">
      <style:text-properties fo:color="#00aa00" style:font-name="Monospace" fo:font-size="10pt" fo:font-style="italic" style:font-size-asian="10pt" style:font-style-asian="italic"/>
    </style:style>
    <style:style style:name="T16" style:family="text">
      <style:text-properties fo:color="#00aa00" style:font-name="Monospace" fo:font-size="10pt" fo:font-style="italic" officeooo:rsid="000e528a" style:font-size-asian="10pt" style:font-style-asian="italic"/>
    </style:style>
    <style:style style:name="T17" style:family="text">
      <style:text-properties fo:color="#00aa00" style:font-name="Monospace" fo:font-size="10pt" fo:font-style="italic" officeooo:rsid="000dba1f" style:font-size-asian="10pt" style:font-style-asian="italic"/>
    </style:style>
    <style:style style:name="T18" style:family="text">
      <style:text-properties fo:color="#00aa00" style:font-name="Monospace" fo:font-size="10pt" fo:font-style="italic" officeooo:rsid="001389cb" style:font-size-asian="10pt" style:font-style-asian="italic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0596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doo message box dialog</text:p>
      <text:p text:style-name="P4">(message_box_wizard 7.0, 8.0)</text:p>
      <text:p text:style-name="P2"/>
      <text:p text:style-name="P2"/>
      <table:table table:name="Tabel3" table:style-name="Tabel3">
        <table:table-column table:style-name="Tabel3.A"/>
        <table:table-row>
          <table:table-cell table:style-name="Tabel3.A1" office:value-type="string">
            <text:p text:style-name="P8"><text:span text:style-name="T1">class message.box</text:span></text:p>
          </table:table-cell>
        </table:table-row>
        <table:table-row>
          <table:table-cell table:style-name="Tabel3.A2" office:value-type="string">
            <text:p text:style-name="P7">Provides a universal way to ask a question upon which one out of five buttons can be clicked.</text:p>
            <text:p text:style-name="P1"/>
            <text:p text:style-name="P1">The calling class <text:span text:style-name="T3">can</text:span> determine <text:span text:style-name="T3">th</text:span>e labels on the buttons <text:span text:style-name="T4">while calling </text:span><text:span text:style-name="T6">ask_question</text:span><text:span text:style-name="T4"> </text:span>and must provide a method <text:span text:style-name="T5">process_reply</text:span>.</text:p>
            <text:p text:style-name="P1"/>
            <text:p text:style-name="P1"><text:span text:style-name="T8">The method </text:span><text:span text:style-name="T7">process_reply</text:span><text:span text:style-name="T8"> </text:span>calls the <text:span text:style-name="T8">calling </text:span>class's <text:span text:style-name="T7">process_reply</text:span> passing the reply as a value ranging from 0 to 4 corresponding to the button clicked. <text:span text:style-name="T8">Each button corresponds to a method (</text:span><text:span text:style-name="T7">reply0 - reply4</text:span><text:span text:style-name="T8">) which calls <text:s/></text:span><text:span text:style-name="T7">process_reply</text:span><text:span text:style-name="T9">.</text:span></text:p>
            <text:p text:style-name="P1"/>
            <text:p text:style-name="P1">Default only two buttons are visible with the labels <text:span text:style-name="T5">Cancel</text:span> and <text:span text:style-name="T5">Proceed</text:span>. Alternative labels can be p<text:span text:style-name="T10">assed in a list of max 5 elements. If less elements are passed only the correponding buttons will be modified (</text:span><text:span text:style-name="T11">fields_view_get</text:span><text:span text:style-name="T13">). </text:span><text:span text:style-name="T14">The special value </text:span><text:span text:style-name="T12">invisible</text:span><text:span text:style-name="T14"> makes a button invisible.</text:span></text:p>
          </table:table-cell>
        </table:table-row>
        <table:table-row>
          <table:table-cell table:style-name="Tabel3.A2" office:value-type="string">
            <text:p text:style-name="P10">Example of code in your wizard:</text:p>
          </table:table-cell>
        </table:table-row>
        <table:table-row>
          <table:table-cell table:style-name="Tabel3.A2" office:value-type="string">
            <text:p text:style-name="P17"><text:s text:c="4"/>....</text:p>
            <text:p text:style-name="P12"><text:s text:c="4"/>ctx.update({"active_model": self._name,</text:p>
            <text:p text:style-name="P12"><text:s text:c="16"/>"active_id": wiz.id,</text:p>
            <text:p text:style-name="P12"><text:s text:c="16"/>"active_ids": [wiz.id],</text:p>
            <text:p text:style-name="P15"><text:span text:style-name="T15"><text:s text:c="16"/>"reply_labels": ['</text:span><text:span text:style-name="T16">Cancel</text:span><text:span text:style-name="T15">', '</text:span><text:span text:style-name="T17">My label1</text:span><text:span text:style-name="T15">']</text:span></text:p>
            <text:p text:style-name="P12"><text:s text:c="16"/>})</text:p>
            <text:p text:style-name="P15"><text:span text:style-name="T15"><text:s text:c="4"/>return self.pool</text:span><text:span text:style-name="T18">[</text:span><text:span text:style-name="T15">"message.box"</text:span><text:span text:style-name="T18">]</text:span><text:span text:style-name="T15">.ask_question(</text:span></text:p>
            <text:p text:style-name="P15"><text:span text:style-name="T15"><text:s text:c="8"/>cr, uid, {"question": "Do you really need an answer?",}, context=ctx)</text:span></text:p>
            <text:p text:style-name="P12"><text:s text:c="4"/>....</text:p>
            <text:p text:style-name="P12"/>
            <text:p text:style-name="P12"><text:s text:c="4"/>def process_reply(self, cr, uid, ids, reply, context=None):</text:p>
            <text:p text:style-name="P15"><text:span text:style-name="T15"><text:s text:c="8"/>.... </text:span><text:span text:style-name="T17">your code</text:span></text:p>
            <text:p text:style-name="P13"><text:s text:c="8"/>.... return to your own wizard</text:p>
            <text:p text:style-name="P12"><text:s text:c="8"/>return {</text:p>
            <text:p text:style-name="P12"><text:s text:c="12"/>"res_id": res_id,</text:p>
            <text:p text:style-name="P12"><text:s text:c="12"/>"name": self._description,</text:p>
            <text:p text:style-name="P12"><text:s text:c="12"/>"view_type": "form",</text:p>
            <text:p text:style-name="P12"><text:s text:c="12"/>"view_mode": "form",</text:p>
            <text:p text:style-name="P12"><text:s text:c="12"/>"res_model": self._name,</text:p>
            <text:p text:style-name="P12"><text:s text:c="12"/>"domain": [],</text:p>
            <text:p text:style-name="P12"><text:s text:c="12"/>"target": "new",</text:p>
            <text:p text:style-name="P12"><text:s text:c="12"/>"context": context,</text:p>
            <text:p text:style-name="P12"><text:s text:c="12"/>"type": "ir.actions.act_window",</text:p>
            <text:p text:style-name="P14"><text:s text:c="8"/>}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s </meta:initial-creator>
    <meta:creation-date>2015-02-13T12:15:45.054572101</meta:creation-date>
    <dc:date>2015-02-13T12:34:04.367572575</dc:date>
    <dc:creator>Hans </dc:creator>
    <meta:editing-duration>PT3M9S</meta:editing-duration>
    <meta:editing-cycles>1</meta:editing-cycles>
    <meta:document-statistic meta:table-count="1" meta:image-count="0" meta:object-count="0" meta:page-count="1" meta:paragraph-count="31" meta:word-count="195" meta:character-count="1608" meta:non-whitespace-character-count="1211"/>
    <meta:generator>LibreOffice/4.2.7.2$Linux_X86_64 LibreOffice_project/420m0$Build-2</meta:generator>
  </office:meta>
</office:document-meta>
</file>